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81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ott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dash" draw:stroke-dash="Ultrafine_20_Dashed" svg:stroke-width="0.02cm" draw:marker-start="StrokedCirc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335cm" draw:marker-end="Line_20_Arrow" draw:marker-end-width="0.235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="StrokedTriang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fo:min-height="2.934cm"/>
    </style:style>
    <style:style style:name="gr10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2.7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Helvetica" style:font-family-generic="swiss" fo:font-size="10pt" style:font-size-asian="10pt" style:font-size-complex="10pt"/>
    </style:style>
    <style:style style:name="P4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T1" style:family="text">
      <style:text-properties fo:font-family="Helvetica" style:font-family-generic="swiss" fo:font-size="8pt" style:font-size-asian="8pt" style:font-size-complex="8pt"/>
    </style:style>
    <style:style style:name="T2" style:family="text">
      <style:text-properties fo:font-family="Helvetica" style:font-family-generic="swiss" fo:font-size="10pt" style:font-size-asian="10pt" style:font-size-complex="10pt"/>
    </style:style>
    <style:style style:name="T3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custom-shape draw:style-name="gr1" draw:text-style-name="P1" draw:layer="layout" svg:width="5.1cm" svg:height="2.962cm" draw:transform="rotate (3.1415926535892) translate (22.5cm 24.216cm)">
            <text:p/>
            <draw:enhanced-geometry svg:viewBox="0 0 21600 21600" draw:mirror-horizontal="true" draw:glue-points="10800 0 0 10800 10800 21600 21600 10800" draw:text-areas="0 0 21600 ?f11" draw:type="paper" draw:modifiers="19334.5618506175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5.1cm" svg:height="3.184cm" svg:x="17.4cm" svg:y="21.216cm">
            <draw:text-box>
              <text:p text:style-name="P2"><text:span text:style-name="T1">void operation(){</text:span></text:p>
              <text:p text:style-name="P2"><text:span text:style-name="T1"><text:s text:c="2"/>…</text:span></text:p>
              <text:p text:style-name="P2"><text:span text:style-name="T1"><text:s text:c="2"/></text:span><text:span text:style-name="T1">if (Traits&lt;Component&gt;::feature_1) {</text:span></text:p>
              <text:p text:style-name="P2"><text:span text:style-name="T1"><text:s text:c="4"/></text:span><text:span text:style-name="T1">...</text:span></text:p>
              <text:p text:style-name="P2"><text:span text:style-name="T1"><text:s text:c="2"/></text:span><text:span text:style-name="T1">}</text:span></text:p>
              <text:p text:style-name="P2"><text:span text:style-name="T1"><text:s text:c="2"/></text:span><text:span text:style-name="T1">...</text:span></text:p>
              <text:p text:style-name="P2"><text:span text:style-name="T1">}</text:span></text:p>
              <text:p text:style-name="P2"><text:span text:style-name="T2"/></text:p>
            </draw:text-box>
          </draw:frame>
        </draw:g>
        <draw:g draw:id="id1">
          <draw:glue-point draw:id="4" svg:x="-0.294cm" svg:y="4.5cm"/>
          <draw:glue-point draw:id="5" svg:x="-0.294cm" svg:y="2.916cm"/>
          <draw:custom-shape draw:style-name="gr3" draw:text-style-name="P4" draw:layer="layout" svg:width="2.55cm" svg:height="1cm" svg:x="18.3cm" svg:y="17.916cm">
            <text:p text:style-name="P1"><text:span text:style-name="T3">Compon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5cm" svg:height="1.4cm" svg:x="18.3cm" svg:y="18.916cm">
            <text:p text:style-name="P2"><text:span text:style-name="T2">+operation()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5.5cm" svg:y1="20.116cm" svg:x2="15.5cm" svg:y2="21.616cm">
          <text:p/>
        </draw:line>
        <draw:connector draw:style-name="gr5" draw:text-style-name="P6" draw:layer="layout" svg:x1="19.501cm" svg:y1="19.815cm" svg:x2="19.95cm" svg:y2="21.216cm" draw:start-shape="id1" draw:start-glue-point="5" draw:end-shape="id2" draw:end-glue-point="0" svg:d="m19501 19815v964h449v437">
          <text:p/>
        </draw:connector>
        <draw:connector draw:style-name="gr6" draw:text-style-name="P1" draw:layer="layout" draw:type="line" svg:x1="18.3cm" svg:y1="19.116cm" svg:x2="16.4cm" svg:y2="18.216cm" draw:start-shape="id1" draw:start-glue-point="3" draw:end-shape="id3" draw:end-glue-point="1" svg:d="m18300 19116-1900-900">
          <text:p/>
        </draw:connector>
        <draw:connector draw:style-name="gr6" draw:text-style-name="P1" draw:layer="layout" draw:type="line" svg:x1="18.3cm" svg:y1="19.116cm" svg:x2="16.4cm" svg:y2="19.416cm" draw:start-shape="id1" draw:start-glue-point="3" draw:end-shape="id4" draw:end-glue-point="1" svg:d="m18300 19116-1900 300">
          <text:p/>
        </draw:connector>
        <draw:connector draw:style-name="gr6" draw:text-style-name="P1" draw:layer="layout" draw:type="line" svg:x1="18.3cm" svg:y1="19.116cm" svg:x2="16.4cm" svg:y2="21.816cm" draw:start-shape="id1" draw:start-glue-point="3" draw:end-shape="id5" draw:end-glue-point="1" svg:d="m18300 19116-1900 2700">
          <text:p/>
        </draw:connector>
        <draw:custom-shape draw:style-name="gr3" draw:text-style-name="P1" draw:id="id3" draw:layer="layout" svg:width="2.4cm" svg:height="1cm" svg:x="14cm" svg:y="17.716cm">
          <text:p text:style-name="P1"><text:span text:style-name="T3">Config.</text:span></text:p>
          <text:p text:style-name="P1"><text:span text:style-name="T3">Feature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2.4cm" svg:height="1cm" svg:x="14cm" svg:y="18.916cm">
          <text:p text:style-name="P1"><text:span text:style-name="T3">Config.</text:span></text:p>
          <text:p text:style-name="P1"><text:span text:style-name="T3">Feature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2.4cm" svg:height="1cm" svg:x="14cm" svg:y="21.316cm">
          <text:p text:style-name="P1"><text:span text:style-name="T3">Config.</text:span></text:p>
          <text:p text:style-name="P1"><text:span text:style-name="T3">Feature 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glue-point draw:id="4" svg:x="-0.294cm" svg:y="4.5cm"/>
          <draw:glue-point draw:id="5" svg:x="-0.294cm" svg:y="2.916cm"/>
          <draw:custom-shape draw:style-name="gr3" draw:text-style-name="P4" draw:layer="layout" svg:width="2.55cm" svg:height="1cm" svg:x="16.85cm" svg:y="14.366cm">
            <text:p text:style-name="P1"><text:span text:style-name="T3">Base class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5cm" svg:height="0.9cm" svg:x="16.85cm" svg:y="15.366cm">
            <text:p text:style-name="P2"><text:span text:style-name="T2">+attribute0 : int</text:span></text:p>
            <draw:enhanced-geometry svg:viewBox="0 0 21600 21600" draw:type="rectangle" draw:enhanced-path="M 0 0 L 21600 0 21600 21600 0 21600 0 0 Z N"/>
          </draw:custom-shape>
        </draw:g>
        <draw:g draw:id="id7">
          <draw:glue-point draw:id="4" svg:x="-0.294cm" svg:y="4.5cm"/>
          <draw:glue-point draw:id="5" svg:x="-0.294cm" svg:y="2.916cm"/>
          <draw:custom-shape draw:style-name="gr3" draw:text-style-name="P4" draw:layer="layout" svg:width="2.55cm" svg:height="1cm" svg:x="20.2cm" svg:y="13.916cm">
            <text:p text:style-name="P1"><text:span text:style-name="T3">Base class 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5cm" svg:height="1.4cm" svg:x="20.2cm" svg:y="14.916cm">
            <text:p text:style-name="P7"><text:span text:style-name="T4">+attribute0 : int</text:span></text:p>
            <text:p text:style-name="P7"><text:span text:style-name="T4">+attribute1 : int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18.125cm" svg:y1="16.266cm" svg:x2="19.575cm" svg:y2="17.916cm" draw:start-shape="id6" draw:start-glue-point="2" draw:end-shape="id1" svg:d="m18125 16266v825h1450v825">
          <text:p/>
        </draw:connector>
        <draw:connector draw:style-name="gr7" draw:text-style-name="P6" draw:layer="layout" svg:x1="21.475cm" svg:y1="16.316cm" svg:x2="19.575cm" svg:y2="17.916cm" draw:start-shape="id7" draw:start-glue-point="2" draw:end-shape="id1" draw:end-glue-point="0" svg:d="m21475 16316v800h-1900v800">
          <text:p/>
        </draw:connector>
        <draw:custom-shape draw:style-name="gr8" draw:text-style-name="P1" draw:id="id8" draw:layer="layout" svg:width="0.3cm" svg:height="0.3cm" svg:x="19.45cm" svg:y="16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9">
          <draw:glue-point draw:id="4" svg:x="-3.909cm" svg:y="-0.934cm"/>
          <draw:glue-point draw:id="5" svg:x="-3.909cm" svg:y="-1.488cm"/>
          <draw:glue-point draw:id="6" svg:x="4.272cm" svg:y="-1.488cm"/>
          <draw:custom-shape draw:style-name="gr1" draw:text-style-name="P1" draw:layer="layout" svg:width="5.1cm" svg:height="3.646cm" draw:transform="rotate (3.1415926535892) translate (28cm 19.888cm)">
            <text:p/>
            <draw:enhanced-geometry svg:viewBox="0 0 21600 21600" draw:mirror-horizontal="true" draw:glue-points="10800 0 0 10800 10800 21600 21600 10800" draw:text-areas="0 0 21600 ?f11" draw:type="paper" draw:modifiers="19241.40364634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3" draw:layer="layout" svg:width="5.5cm" svg:height="3.896cm" svg:x="22.8cm" svg:y="16.204cm">
            <draw:text-box>
              <text:p text:style-name="P2"><text:span text:style-name="T1">public Component : </text:span></text:p>
              <text:p text:style-name="P2"><text:span text:style-name="T1"><text:s text:c="4"/></text:span><text:span text:style-name="T1">public sc_module,</text:span></text:p>
              <text:p text:style-name="P2"><text:span text:style-name="T1"><text:s text:c="4"/></text:span><text:span text:style-name="T1">public </text:span></text:p>
              <text:p text:style-name="P2"><text:span text:style-name="T1"><text:s text:c="6"/></text:span><text:span text:style-name="T1">IF&lt;Traits&lt;Component&gt;::feature_n,</text:span></text:p>
              <text:p text:style-name="P2"><text:span text:style-name="T1"><text:s text:c="11"/></text:span><text:span text:style-name="T1">Base_Class_1,</text:span></text:p>
              <text:p text:style-name="P2"><text:span text:style-name="T1"><text:s text:c="11"/></text:span><text:span text:style-name="T1">Base_Class_2&gt;::Result </text:span></text:p>
              <text:p text:style-name="P2"><text:span text:style-name="T1">{</text:span></text:p>
              <text:p text:style-name="P2"><text:span text:style-name="T1"><text:s text:c="3"/></text:span><text:span text:style-name="T1">...</text:span></text:p>
              <text:p text:style-name="P2"><text:span text:style-name="T1">};</text:span></text:p>
              <text:p text:style-name="P2"><text:span text:style-name="T2"/></text:p>
            </draw:text-box>
          </draw:frame>
        </draw:g>
        <draw:connector draw:style-name="gr10" draw:text-style-name="P1" draw:layer="layout" draw:type="lines" draw:line-skew="-0.261cm -0.399cm" svg:x1="19.705cm" svg:y1="17.171cm" svg:x2="22.8cm" svg:y2="18.152cm" draw:start-shape="id8" draw:start-glue-point="9" draw:end-shape="id9" svg:d="m19705 17171h304l1892 981h899">
          <text:p/>
        </draw:connector>
        <draw:g draw:id="id10">
          <draw:glue-point draw:id="4" svg:x="2.058cm" svg:y="-5.005cm"/>
          <draw:glue-point draw:id="5" svg:x="2.058cm" svg:y="-5.005cm"/>
          <draw:custom-shape draw:style-name="gr1" draw:text-style-name="P1" draw:layer="layout" svg:width="7.5cm" svg:height="3cm" draw:transform="rotate (3.1415926535892) translate (30.3cm 23.5cm)">
            <text:p/>
            <draw:enhanced-geometry svg:viewBox="0 0 21600 21600" draw:mirror-horizontal="true" draw:mirror-vertical="false" draw:glue-points="10800 0 0 10800 10800 21600 21600 10800" draw:text-areas="0 0 21600 ?f11" draw:type="paper" draw:modifiers="19423.01026529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3" draw:layer="layout" svg:width="8cm" svg:height="3.099cm" svg:x="22.7cm" svg:y="20.516cm">
            <draw:text-box>
              <text:p text:style-name="P2"><text:span text:style-name="T1">// IF metaprogram</text:span></text:p>
              <text:p text:style-name="P2"><text:span text:style-name="T1">template&lt;bool condition, typename Then, typename Else&gt;</text:span></text:p>
              <text:p text:style-name="P2"><text:span text:style-name="T1">struct IF </text:span></text:p>
              <text:p text:style-name="P2"><text:span text:style-name="T1">{ typedef Then Result; };</text:span></text:p>
              <text:p text:style-name="P2"><text:span text:style-name="T1"/></text:p>
              <text:p text:style-name="P2"><text:span text:style-name="T1">template&lt;typename Then, typename Else&gt;</text:span></text:p>
              <text:p text:style-name="P2"><text:span text:style-name="T1">struct IF&lt;false, Then, Else&gt;</text:span></text:p>
              <text:p text:style-name="P2"><text:span text:style-name="T1">{ typedef Else Result; };</text:span></text:p>
            </draw:text-box>
          </draw:frame>
        </draw:g>
        <draw:connector draw:style-name="gr5" draw:text-style-name="P6" draw:layer="layout" svg:x1="27.899cm" svg:y1="17.573cm" svg:x2="28.346cm" svg:y2="20.5cm" draw:start-shape="id9" draw:start-glue-point="6" draw:end-shape="id10" draw:end-glue-point="4" svg:d="m27899 17573h447v2927">
          <text:p/>
        </draw:connector>
        <draw:g>
          <draw:custom-shape draw:style-name="gr1" draw:text-style-name="P1" draw:layer="layout" svg:width="5.5cm" svg:height="2.962cm" draw:transform="rotate (3.1415926535892) translate (24cm 13.6cm)">
            <text:p/>
            <draw:enhanced-geometry svg:viewBox="0 0 21600 21600" draw:mirror-horizontal="true" draw:glue-points="10800 0 0 10800 10800 21600 21600 10800" draw:text-areas="0 0 21600 ?f11" draw:type="paper" draw:modifiers="19189.092892201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5.5cm" svg:height="2.743cm" svg:x="18.5cm" svg:y="10.7cm">
            <draw:text-box>
              <text:p text:style-name="P2"><text:span text:style-name="T1">template &lt;&gt; struct Traits&lt;Component&gt;</text:span></text:p>
              <text:p text:style-name="P2"><text:span text:style-name="T1">{</text:span></text:p>
              <text:p text:style-name="P2"><text:span text:style-name="T1"><text:s text:c="4"/></text:span><text:span text:style-name="T1">static const bool feature_1 <text:s text:c="2"/>= true;</text:span></text:p>
              <text:p text:style-name="P2"><text:span text:style-name="T1"><text:s text:c="4"/></text:span><text:span text:style-name="T1">static const bool feature_2 <text:s text:c="2"/>= false;</text:span></text:p>
              <text:p text:style-name="P2"><text:span text:style-name="T1"><text:s text:c="4"/></text:span><text:span text:style-name="T1">...</text:span></text:p>
              <text:p text:style-name="P2"><text:span text:style-name="T1"><text:s text:c="4"/></text:span><text:span text:style-name="T1">static const bool feature_n <text:s text:c="2"/>= true;</text:span></text:p>
              <text:p text:style-name="P2"><text:span text:style-name="T1">}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Triangle" svg:viewBox="0 0 100 100" svg:d="m0 100 50-100 50 96h-4l-46-92-46 92h96v4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04-08T08:13:05</dc:date>
    <meta:editing-duration>PT02H04M13S</meta:editing-duration>
    <meta:editing-cycles>27</meta:editing-cycles>
    <meta:generator>OpenOffice.org/3.0$Linux OpenOffice.org_project/300m15$Build-9379</meta:generator>
    <meta:document-statistic meta:object-count="34"/>
  </office:meta>
</office:document-meta>
</file>